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29pt"/>
    </style:style>
    <style:style style:name="co3" style:family="table-column">
      <style:table-column-properties fo:break-before="auto" style:column-width="881.6pt"/>
    </style:style>
    <style:style style:name="co4" style:family="table-column">
      <style:table-column-properties fo:break-before="auto" style:column-width="469.39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50.6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show_id</text:p>
          </table:table-cell>
          <table:table-cell office:value-type="string" calcext:value-type="string">
            <text:p>release_date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rating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h Jackman, Patrick Stewart, Richard E. Grant, Boyd Holbrook, Stephen Merchant, Dafne Keen</text:p>
          </table:table-cell>
          <table:table-cell office:value-type="string" calcext:value-type="string">
            <text:p>James Mangold</text:p>
          </table:table-cell>
          <table:table-cell office:value-type="string" calcext:value-type="string">
            <text:p>'R'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ill Arnett, Zach Galifianakis, Michael Cera, Rosario Dawson, Ralph Fiennes</text:p>
          </table:table-cell>
          <table:table-cell office:value-type="string" calcext:value-type="string">
            <text:p>Chris McKay</text:p>
          </table:table-cell>
          <table:table-cell office:value-type="string" calcext:value-type="string">
            <text:p>'PG'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mma Watson, Dan Stevens, Luke Evans, Kevin Kline, Josh Gad, Ewan McGregor, Stanley Tucci, Audra McDonald, Gugu Mbatha-Raw, <text:s/>Ian McKellen, Emma Thompson</text:p>
          </table:table-cell>
          <table:table-cell office:value-type="string" calcext:value-type="string">
            <text:p>Bill Condon</text:p>
          </table:table-cell>
          <table:table-cell table:style-name="ce3" office:value-type="string" calcext:value-type="string">
            <text:p>'PG'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yan Gosling, Emma Stone, John Legend, Rosemarie DeWitt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'PG-13'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yan Reynolds, Morena Baccarin, Ed Skrein, T.J. Miller, Gina Carano, Leslie Uggams, Brianna Hildebrand, Stefan Kapičić</text:p>
          </table:table-cell>
          <table:table-cell office:value-type="string" calcext:value-type="string">
            <text:p>Tim Miller</text:p>
          </table:table-cell>
          <table:table-cell office:value-type="string" calcext:value-type="string">
            <text:p>'R'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rad Pitt, Edward Norton, Helena Bonham Carter, Meat Loaf Aday, Jared Leto</text:p>
          </table:table-cell>
          <table:table-cell office:value-type="string" calcext:value-type="string">
            <text:p>David Fincher</text:p>
          </table:table-cell>
          <table:table-cell office:value-type="string" calcext:value-type="string">
            <text:p>'PG-13'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ddie Redmayne, Felicity Jones, Charlie Cox, Emily Watson, Simon McBurney, David Thewlis</text:p>
          </table:table-cell>
          <table:table-cell office:value-type="string" calcext:value-type="string">
            <text:p>James Marsh</text:p>
          </table:table-cell>
          <table:table-cell office:value-type="string" calcext:value-type="string">
            <text:p>'PG-13'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Tom Cruise, Kelly McGillis, Val Kilmer, Anthony Edwards, Tom Skerritt</text:p>
          </table:table-cell>
          <table:table-cell office:value-type="string" calcext:value-type="string">
            <text:p>Tony Scott</text:p>
          </table:table-cell>
          <table:table-cell office:value-type="string" calcext:value-type="string">
            <text:p>'PG'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nedict Cumberbatch, Keira Knightley, Matthew Goode, Rory Kinnear, Charles Dance, Mark Strong</text:p>
          </table:table-cell>
          <table:table-cell office:value-type="string" calcext:value-type="string">
            <text:p>Morten Tyldum</text:p>
          </table:table-cell>
          <table:table-cell office:value-type="string" calcext:value-type="string">
            <text:p>'PG-13'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Matthew McConaughey, Anne Hathaway, Jessica Chastain, Bill Irwin, Ellen Burstyn, Michael Caine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  <table:table-cell table:style-name="ce1" office:value-type="string" calcext:value-type="string">
            <text:p>'PG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string" calcext:value-type="string">
            <text:p>'Matthew McConaughey, Anne Hathaway, Jessica Chastain, Bill Irwin, Ellen Burstyn, Michael Caine'</text:p>
          </table:table-cell>
          <table:table-cell table:style-name="ce1" office:value-type="string" calcext:value-type="string">
            <text:p>'Christopher Nolan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3:52:18.899000000</meta:creation-date>
    <dc:date>2017-03-08T23:54:20.626000000</dc:date>
    <meta:editing-duration>PT2M1S</meta:editing-duration>
    <meta:editing-cycles>1</meta:editing-cycles>
    <meta:document-statistic meta:table-count="1" meta:cell-count="1074" meta:object-count="0"/>
    <meta:generator>LibreOffice/5.2.5.1$Windows_X86_64 LibreOffice_project/0312e1a284a7d50ca85a365c316c7abbf20a4d22</meta:generator>
  </office:meta>
</office:document-meta>
</file>